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68.37mm"/>
    </style:style>
    <style:style style:name="co5" style:family="table-column">
      <style:table-column-properties fo:break-before="auto" style:column-width="72.44mm"/>
    </style:style>
    <style:style style:name="co6" style:family="table-column">
      <style:table-column-properties fo:break-before="auto" style:column-width="93.89mm"/>
    </style:style>
    <style:style style:name="co7" style:family="table-column">
      <style:table-column-properties fo:break-before="auto" style:column-width="68.03mm"/>
    </style:style>
    <style:style style:name="co8" style:family="table-column">
      <style:table-column-properties fo:break-before="auto" style:column-width="67.35mm"/>
    </style:style>
    <style:style style:name="co9" style:family="table-column">
      <style:table-column-properties fo:break-before="auto" style:column-width="71.4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Φύλλο1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2.64mm" svg:height="108.02mm" svg:x="466.01mm" svg:y="390.3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4.38mm" svg:height="145.03mm" svg:x="191.14mm" svg:y="518.52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4.38mm" svg:height="145.03mm" svg:x="454.17mm" svg:y="518.53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4.38mm" svg:height="145.03mm" svg:x="728.13mm" svg:y="518.53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4.38mm" svg:height="145.03mm" svg:x="1001.18mm" svg:y="518.53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12.26mm" svg:height="130.66mm" svg:x="454.49mm" svg:y="686.81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212.26mm" svg:height="130.66mm" svg:x="454.19mm" svg:y="844.2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212.26mm" svg:height="130.66mm" svg:x="454.19mm" svg:y="1002.21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9" draw:style-name="gr1" draw:text-style-name="P1" svg:width="212.26mm" svg:height="130.66mm" svg:x="455.1mm" svg:y="1156.01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0" draw:style-name="gr1" draw:text-style-name="P1" svg:width="188.05mm" svg:height="121.38mm" svg:x="197.15mm" svg:y="672.01mm">
            <loext:p draw:notify-on-update-of-ranges="Φύλλο1.F80:Φύλλο1.R80 Φύλλο1.A107:Φύλλο1.A107 Φύλλο1.F25:Φύλλο1.R25 Φύλλο1.A108:Φύλλο1.A108 Φύλλο1.F26:Φύλλο1.R26 Φύλλο1.A109:Φύλλο1.A109 Φύλλο1.F27:Φύλλο1.R27 Φύλλο1.A110:Φύλλο1.A110 Φύλλο1.F28:Φύλλο1.R28 Φύλλο1.A111:Φύλλο1.A111 Φύλλο1.F29:Φύλλο1.R2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office:value-type="string" calcext:value-type="string">
            <text:p>we do everything</text:p>
          </table:table-cell>
          <table:table-cell table:number-columns-repeated="5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1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table:style-name="ce3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3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3"/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1"/>
        </table:table-row>
        <table:table-row table:style-name="ro3" table:number-rows-repeated="50">
          <table:table-cell table:number-columns-repeated="1019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18"/>
        </table:table-row>
        <table:table-row table:style-name="ro3" table:number-rows-repeated="3">
          <table:table-cell table:number-columns-repeated="1019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.845750761</meta:creation-date>
    <meta:generator>LibreOffice/5.1.6.2$Linux_X86_64 LibreOffice_project/10m0$Build-2</meta:generator>
    <dc:date>2018-05-07T15:56:39.510229400</dc:date>
    <meta:editing-duration>PT36M49S</meta:editing-duration>
    <meta:editing-cycles>6</meta:editing-cycles>
    <meta:document-statistic meta:table-count="1" meta:cell-count="23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293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7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647cm" svg:y="0.396cm" chart:style-name="ch2">
          <text:p>Matrix Mult 800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2.142cm" svg:width="13.188cm" svg:height="8.34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12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18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105cm" svg:y="0.396cm" chart:style-name="ch2">
          <text:p>Calc determinant 11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5cm" svg:width="13.188cm" svg:height="8.567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06cm" svg:height="12.139cm" xlink:href=".." xlink:type="simple" chart:class="chart:line" chart:style-name="ch1">
        <chart:title svg:x="6.774cm" svg:y="0.378cm" chart:style-name="ch2">
          <text:p>Dijkstra 1400 nodes</text:p>
        </chart:title>
        <chart:legend chart:legend-position="end" svg:x="15.699cm" svg:y="4.509cm" style:legend-expansion="high" chart:style-name="ch3"/>
        <chart:plot-area chart:style-name="ch4" table:cell-range-address="Φύλλο1.F80:Φύλλο1.R80 Φύλλο1.A107:Φύλλο1.A111 Φύλλο1.F25:Φύλλο1.R29" chart:data-source-has-labels="both" svg:x="-0.001cm" svg:y="1.607cm" svg:width="15.07cm" svg:height="9.601cm">
          <chartooo:coordinate-region svg:x="3.872cm" svg:y="1.806cm" svg:width="11.066cm" svg:height="4.887cm"/>
          <chart:axis chart:dimension="x" chart:name="primary-x" chart:style-name="ch5" chartooo:axis-type="auto">
            <chartooo:date-scale/>
            <chart:title svg:x="4.965cm" svg:y="11.239cm" chart:style-name="ch6">
              <text:p>Cache configurations</text:p>
            </chart:title>
            <chart:categories table:cell-range-address="Φύλλο1.F80:Φύλλο1.R80"/>
          </chart:axis>
          <chart:axis chart:dimension="y" chart:name="primary-y" chart:style-name="ch7">
            <chart:title svg:x="0.392cm" svg:y="6.80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Φύλλο1.F25:Φύλλο1.R25" chart:label-cell-address="Φύλλο1.A107:Φύλλο1.A107" chart:class="chart:line">
            <chart:data-point chart:repeated="13"/>
          </chart:series>
          <chart:series chart:style-name="ch12" chart:values-cell-range-address="Φύλλο1.F26:Φύλλο1.R26" chart:label-cell-address="Φύλλο1.A108:Φύλλο1.A108" chart:class="chart:line">
            <chart:data-point chart:repeated="13"/>
          </chart:series>
          <chart:series chart:style-name="ch13" chart:values-cell-range-address="Φύλλο1.F27:Φύλλο1.R27" chart:label-cell-address="Φύλλο1.A109:Φύλλο1.A109" chart:class="chart:line">
            <chart:data-point chart:repeated="13"/>
          </chart:series>
          <chart:series chart:style-name="ch14" chart:values-cell-range-address="Φύλλο1.F28:Φύλλο1.R28" chart:label-cell-address="Φύλλο1.A110:Φύλλο1.A110" chart:class="chart:line">
            <chart:data-point chart:repeated="13"/>
          </chart:series>
          <chart:series chart:style-name="ch15" chart:values-cell-range-address="Φύλλο1.F29:Φύλλο1.R29" chart:label-cell-address="Φύλλο1.A111:Φύλλο1.A111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direct mapped , 1 data 1 code</text:p>
                <draw:g>
                  <svg:desc>Φύλλο1.F80:Φύλλο1.R80</svg:desc>
                </draw:g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Φύλλο1.A107:Φύλλο1.A107</svg:desc>
                </draw:g>
              </table:table-cell>
              <table:table-cell office:value-type="float" office:value="342.927142857143">
                <text:p>342.927142857143</text:p>
                <draw:g>
                  <svg:desc>Φύλλο1.F25:Φύλλο1.R25</svg:desc>
                </draw:g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109.565238095238">
                <text:p>109.565238095238</text:p>
              </table:table-cell>
            </table:table-row>
            <table:table-row>
              <table:table-cell office:value-type="string">
                <text:p>32 bytes</text:p>
                <draw:g>
                  <svg:desc>Φύλλο1.A108:Φύλλο1.A108</svg:desc>
                </draw:g>
              </table:table-cell>
              <table:table-cell office:value-type="float" office:value="282.629795918367">
                <text:p>282.629795918367</text:p>
                <draw:g>
                  <svg:desc>Φύλλο1.F26:Φύλλο1.R26</svg:desc>
                </draw:g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1.0821768707483">
                <text:p>41.0821768707483</text:p>
              </table:table-cell>
            </table:table-row>
            <table:table-row>
              <table:table-cell office:value-type="string">
                <text:p>48 bytes</text:p>
                <draw:g>
                  <svg:desc>Φύλλο1.A109:Φύλλο1.A109</svg:desc>
                </draw:g>
              </table:table-cell>
              <table:table-cell office:value-type="float" office:value="290.734829931973">
                <text:p>290.734829931973</text:p>
                <draw:g>
                  <svg:desc>Φύλλο1.F27:Φύλλο1.R27</svg:desc>
                </draw:g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35.5763265306122">
                <text:p>35.5763265306122</text:p>
              </table:table-cell>
            </table:table-row>
            <table:table-row>
              <table:table-cell office:value-type="string">
                <text:p>64 bytes</text:p>
                <draw:g>
                  <svg:desc>Φύλλο1.A110:Φύλλο1.A110</svg:desc>
                </draw:g>
              </table:table-cell>
              <table:table-cell office:value-type="float" office:value="309.279387755102">
                <text:p>309.279387755102</text:p>
                <draw:g>
                  <svg:desc>Φύλλο1.F28:Φύλλο1.R28</svg:desc>
                </draw:g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37.3140816326531">
                <text:p>37.3140816326531</text:p>
              </table:table-cell>
            </table:table-row>
            <table:table-row>
              <table:table-cell office:value-type="string">
                <text:p>80 bytes</text:p>
                <draw:g>
                  <svg:desc>Φύλλο1.A111:Φύλλο1.A111</svg:desc>
                </draw:g>
              </table:table-cell>
              <table:table-cell office:value-type="float" office:value="343.821904761905">
                <text:p>343.821904761905</text:p>
                <draw:g>
                  <svg:desc>Φύλλο1.F29:Φύλλο1.R29</svg:desc>
                </draw:g>
              </table:table-cell>
              <table:table-cell office:value-type="float" office:value="317.560680272109">
                <text:p>317.560680272109</text:p>
              </table:table-cell>
              <table:table-cell office:value-type="float" office:value="263.958639455782">
                <text:p>263.958639455782</text:p>
              </table:table-cell>
              <table:table-cell office:value-type="float" office:value="256.646394557823">
                <text:p>256.646394557823</text:p>
              </table:table-cell>
              <table:table-cell office:value-type="float" office:value="224.493333333333">
                <text:p>224.493333333333</text:p>
              </table:table-cell>
              <table:table-cell office:value-type="float" office:value="208.786530612245">
                <text:p>208.786530612245</text:p>
              </table:table-cell>
              <table:table-cell office:value-type="float" office:value="169.081088435374">
                <text:p>169.081088435374</text:p>
              </table:table-cell>
              <table:table-cell office:value-type="float" office:value="114.886530612245">
                <text:p>114.886530612245</text:p>
              </table:table-cell>
              <table:table-cell office:value-type="float" office:value="86.4565986394558">
                <text:p>86.4565986394558</text:p>
              </table:table-cell>
              <table:table-cell office:value-type="float" office:value="72.3062585034014">
                <text:p>72.3062585034014</text:p>
              </table:table-cell>
              <table:table-cell office:value-type="float" office:value="65.0137414965986">
                <text:p>65.0137414965986</text:p>
              </table:table-cell>
              <table:table-cell office:value-type="float" office:value="53.3708843537415">
                <text:p>53.3708843537415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chart:data-source-has-labels="both" svg:x="2.052cm" svg:y="1.547cm" svg:width="13.403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309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75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428cm" svg:y="0.396cm" chart:style-name="ch2">
          <text:p>Hanoi 28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